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string" office:string-value="" calcext:value-type="error">
            <text:p>#DIV/0!</text:p>
          </table:table-cell>
          <table:table-cell table:style-name="ce38" table:formula="of:=SUM([$fdtd.C1:$fdtd.ZZ1]) / COUNT([$fdtd.C1:$fdtd.ZZ1])" office:value-type="string" office:string-value="" calcext:value-type="error">
            <text:p>#DIV/0!</text:p>
          </table:table-cell>
          <table:table-cell table:style-name="ce41" table:formula="of:=[.C2]&gt;[.D2]" office:value-type="string" office:string-value="" calcext:value-type="error">
            <text:p>#DIV/0!</text:p>
          </table:table-cell>
          <table:table-cell table:style-name="ce45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string" office:string-value="" calcext:value-type="error">
            <text:p>#DIV/0!</text:p>
          </table:table-cell>
          <table:table-cell table:style-name="ce38" table:formula="of:=SUM([$nw.C1:$nw.ZZ1]) / COUNT([$nw.C1:$nw.ZZ1])" office:value-type="string" office:string-value="" calcext:value-type="error">
            <text:p>#DIV/0!</text:p>
          </table:table-cell>
          <table:table-cell table:style-name="ce48" table:formula="of:=[.J2]&gt;[.K2]" office:value-type="string" office:string-value="" calcext:value-type="error">
            <text:p>#DIV/0!</text:p>
          </table:table-cell>
          <table:table-cell table:style-name="ce45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string" office:string-value="" calcext:value-type="error">
            <text:p>#DIV/0!</text:p>
          </table:table-cell>
          <table:table-cell table:formula="of:=SUM([$ra.C1:$ra.ZZ1]) / COUNT([$ra.C1:$ra.ZZ1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string" office:string-value="" calcext:value-type="error">
            <text:p>#DIV/0!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formula="of:=[.X2]&gt;[.Y2]" office:value-type="string" office:string-value="" calcext:value-type="error">
            <text:p>#DIV/0!</text:p>
          </table:table-cell>
          <table:table-cell table:style-name="ce45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string" office:string-value="" calcext:value-type="error">
            <text:p>#DIV/0!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string" office:string-value="" calcext:value-type="error">
            <text:p>#DIV/0!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string" office:string-value="" calcext:value-type="error">
            <text:p>#DIV/0!</text:p>
          </table:table-cell>
          <table:table-cell table:formula="of:=SUM([$ra.C2:$ra.ZZ2]) / COUNT([$ra.C2:$ra.ZZ2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string" office:string-value="" calcext:value-type="error">
            <text:p>#DIV/0!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X3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string" office:string-value="" calcext:value-type="error">
            <text:p>#DIV/0!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string" office:string-value="" calcext:value-type="error">
            <text:p>#DIV/0!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string" office:string-value="" calcext:value-type="error">
            <text:p>#DIV/0!</text:p>
          </table:table-cell>
          <table:table-cell table:formula="of:=SUM([$ra.C3:$ra.ZZ3]) / COUNT([$ra.C3:$ra.ZZ3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string" office:string-value="" calcext:value-type="error">
            <text:p>#DIV/0!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X4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string" office:string-value="" calcext:value-type="error">
            <text:p>#DIV/0!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string" office:string-value="" calcext:value-type="error">
            <text:p>#DIV/0!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string" office:string-value="" calcext:value-type="error">
            <text:p>#DIV/0!</text:p>
          </table:table-cell>
          <table:table-cell table:formula="of:=SUM([$ra.C4:$ra.ZZ4]) / COUNT([$ra.C4:$ra.ZZ4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string" office:string-value="" calcext:value-type="error">
            <text:p>#DIV/0!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X5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string" office:string-value="" calcext:value-type="error">
            <text:p>#DIV/0!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string" office:string-value="" calcext:value-type="error">
            <text:p>#DIV/0!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string" office:string-value="" calcext:value-type="error">
            <text:p>#DIV/0!</text:p>
          </table:table-cell>
          <table:table-cell table:formula="of:=SUM([$ra.C5:$ra.ZZ5]) / COUNT([$ra.C5:$ra.ZZ5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string" office:string-value="" calcext:value-type="error">
            <text:p>#DIV/0!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X6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string" office:string-value="" calcext:value-type="error">
            <text:p>#DIV/0!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string" office:string-value="" calcext:value-type="error">
            <text:p>#DIV/0!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string" office:string-value="" calcext:value-type="error">
            <text:p>#DIV/0!</text:p>
          </table:table-cell>
          <table:table-cell table:formula="of:=SUM([$ra.C6:$ra.ZZ6]) / COUNT([$ra.C6:$ra.ZZ6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string" office:string-value="" calcext:value-type="error">
            <text:p>#DIV/0!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X7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string" office:string-value="" calcext:value-type="error">
            <text:p>#DIV/0!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string" office:string-value="" calcext:value-type="error">
            <text:p>#DIV/0!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string" office:string-value="" calcext:value-type="error">
            <text:p>#DIV/0!</text:p>
          </table:table-cell>
          <table:table-cell table:formula="of:=SUM([$ra.C7:$ra.ZZ7]) / COUNT([$ra.C7:$ra.ZZ7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string" office:string-value="" calcext:value-type="error">
            <text:p>#DIV/0!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X8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string" office:string-value="" calcext:value-type="error">
            <text:p>#DIV/0!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string" office:string-value="" calcext:value-type="error">
            <text:p>#DIV/0!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string" office:string-value="" calcext:value-type="error">
            <text:p>#DIV/0!</text:p>
          </table:table-cell>
          <table:table-cell table:formula="of:=SUM([$ra.C8:$ra.ZZ8]) / COUNT([$ra.C8:$ra.ZZ8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string" office:string-value="" calcext:value-type="error">
            <text:p>#DIV/0!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X9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string" office:string-value="" calcext:value-type="error">
            <text:p>#DIV/0!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string" office:string-value="" calcext:value-type="error">
            <text:p>#DIV/0!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string" office:string-value="" calcext:value-type="error">
            <text:p>#DIV/0!</text:p>
          </table:table-cell>
          <table:table-cell table:formula="of:=SUM([$ra.C9:$ra.ZZ9]) / COUNT([$ra.C9:$ra.ZZ9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string" office:string-value="" calcext:value-type="error">
            <text:p>#DIV/0!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X10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string" office:string-value="" calcext:value-type="error">
            <text:p>#DIV/0!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string" office:string-value="" calcext:value-type="error">
            <text:p>#DIV/0!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string" office:string-value="" calcext:value-type="error">
            <text:p>#DIV/0!</text:p>
          </table:table-cell>
          <table:table-cell table:formula="of:=SUM([$ra.C10:$ra.ZZ10]) / COUNT([$ra.C10:$ra.ZZ10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string" office:string-value="" calcext:value-type="error">
            <text:p>#DIV/0!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X11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string" office:string-value="" calcext:value-type="error">
            <text:p>#DIV/0!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string" office:string-value="" calcext:value-type="error">
            <text:p>#DIV/0!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string" office:string-value="" calcext:value-type="error">
            <text:p>#DIV/0!</text:p>
          </table:table-cell>
          <table:table-cell table:formula="of:=SUM([$ra.C11:$ra.ZZ11]) / COUNT([$ra.C11:$ra.ZZ11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string" office:string-value="" calcext:value-type="error">
            <text:p>#DIV/0!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X12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string" office:string-value="" calcext:value-type="error">
            <text:p>#DIV/0!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string" office:string-value="" calcext:value-type="error">
            <text:p>#DIV/0!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string" office:string-value="" calcext:value-type="error">
            <text:p>#DIV/0!</text:p>
          </table:table-cell>
          <table:table-cell table:formula="of:=SUM([$ra.C12:$ra.ZZ12]) / COUNT([$ra.C12:$ra.ZZ12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string" office:string-value="" calcext:value-type="error">
            <text:p>#DIV/0!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X13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string" office:string-value="" calcext:value-type="error">
            <text:p>#DIV/0!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string" office:string-value="" calcext:value-type="error">
            <text:p>#DIV/0!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string" office:string-value="" calcext:value-type="error">
            <text:p>#DIV/0!</text:p>
          </table:table-cell>
          <table:table-cell table:formula="of:=SUM([$ra.C13:$ra.ZZ13]) / COUNT([$ra.C13:$ra.ZZ13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string" office:string-value="" calcext:value-type="error">
            <text:p>#DIV/0!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X14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string" office:string-value="" calcext:value-type="error">
            <text:p>#DIV/0!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string" office:string-value="" calcext:value-type="error">
            <text:p>#DIV/0!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string" office:string-value="" calcext:value-type="error">
            <text:p>#DIV/0!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string" office:string-value="" calcext:value-type="error">
            <text:p>#DIV/0!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X15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string" office:string-value="" calcext:value-type="error">
            <text:p>#DIV/0!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string" office:string-value="" calcext:value-type="error">
            <text:p>#DIV/0!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string" office:string-value="" calcext:value-type="error">
            <text:p>#DIV/0!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string" office:string-value="" calcext:value-type="error">
            <text:p>#DIV/0!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X16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string" office:string-value="" calcext:value-type="error">
            <text:p>#DIV/0!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string" office:string-value="" calcext:value-type="error">
            <text:p>#DIV/0!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string" office:string-value="" calcext:value-type="error">
            <text:p>#DIV/0!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string" office:string-value="" calcext:value-type="error">
            <text:p>#DIV/0!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X17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string" office:string-value="" calcext:value-type="error">
            <text:p>#DIV/0!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string" office:string-value="" calcext:value-type="error">
            <text:p>#DIV/0!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string" office:string-value="" calcext:value-type="error">
            <text:p>#DIV/0!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string" office:string-value="" calcext:value-type="error">
            <text:p>#DIV/0!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X18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string" office:string-value="" calcext:value-type="error">
            <text:p>#DIV/0!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string" office:string-value="" calcext:value-type="error">
            <text:p>#DIV/0!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string" office:string-value="" calcext:value-type="error">
            <text:p>#DIV/0!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string" office:string-value="" calcext:value-type="error">
            <text:p>#DIV/0!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X19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string" office:string-value="" calcext:value-type="error">
            <text:p>#DIV/0!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string" office:string-value="" calcext:value-type="error">
            <text:p>#DIV/0!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string" office:string-value="" calcext:value-type="error">
            <text:p>#DIV/0!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string" office:string-value="" calcext:value-type="error">
            <text:p>#DIV/0!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X20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string" office:string-value="" calcext:value-type="error">
            <text:p>#DIV/0!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string" office:string-value="" calcext:value-type="error">
            <text:p>#DIV/0!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string" office:string-value="" calcext:value-type="error">
            <text:p>#DIV/0!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string" office:string-value="" calcext:value-type="error">
            <text:p>#DIV/0!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X21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14.3883" calcext:value-type="float">
            <text:p>14.3883</text:p>
          </table:table-cell>
          <table:table-cell table:formula="of:=SUM([$fdtd.C21:$fdtd.ZZ21]) / COUNT([$fdtd.C21:$fdtd.ZZ21])" office:value-type="float" office:value="15.9959" calcext:value-type="float">
            <text:p>15.9959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11.1729669245151" calcext:value-type="float">
            <text:p>-11.1729669245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0.1721" calcext:value-type="float">
            <text:p>20.1721</text:p>
          </table:table-cell>
          <table:table-cell table:formula="of:=SUM([$nw.C21:$nw.ZZ21]) / COUNT([$nw.C21:$nw.ZZ21])" office:value-type="float" office:value="21.2809" calcext:value-type="float">
            <text:p>21.2809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5.49670088885144" calcext:value-type="float">
            <text:p>-5.496700888851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5195" calcext:value-type="float">
            <text:p>11.5195</text:p>
          </table:table-cell>
          <table:table-cell table:formula="of:=SUM([$ra.C21:$ra.ZZ21]) / COUNT([$ra.C21:$ra.ZZ21])" office:value-type="float" office:value="11.581" calcext:value-type="float">
            <text:p>11.581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0.533877338426136" calcext:value-type="float">
            <text:p>-0.5338773384261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4.3883" calcext:value-type="float">
            <text:p>14.3883</text:p>
          </table:table-cell>
          <table:table-cell table:formula="of:=SUM([$addvec.C21:$addvec.ZZ21]) / COUNT([$addvec.C21:$addvec.ZZ21])" office:value-type="float" office:value="15.9959" calcext:value-type="float">
            <text:p>15.9959</text:p>
          </table:table-cell>
          <table:table-cell table:style-name="ce48" table:formula="of:=[.X22]&gt;[.Y22]" office:value-type="boolean" office:boolean-value="false" calcext:value-type="boolean">
            <text:p>FALSE</text:p>
          </table:table-cell>
          <table:table-cell table:formula="of:=(1-[.Y22]/[.X22])*100" office:value-type="float" office:value="-11.1729669245151" calcext:value-type="float">
            <text:p>-11.17296692451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30.2256" calcext:value-type="float">
            <text:p>30.2256</text:p>
          </table:table-cell>
          <table:table-cell table:formula="of:=SUM([$fdtd.C22:$fdtd.ZZ22]) / COUNT([$fdtd.C22:$fdtd.ZZ22])" office:value-type="float" office:value="30.0721" calcext:value-type="float">
            <text:p>30.0721</text:p>
          </table:table-cell>
          <table:table-cell table:formula="of:=[.C23]&gt;[.D23]" office:value-type="boolean" office:boolean-value="true" calcext:value-type="boolean">
            <text:p>TRUE</text:p>
          </table:table-cell>
          <table:table-cell table:formula="of:=(1-[.D23]/[.C23])*100" office:value-type="float" office:value="0.507847652321214" calcext:value-type="float">
            <text:p>0.5078476523212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38.4804" calcext:value-type="float">
            <text:p>38.4804</text:p>
          </table:table-cell>
          <table:table-cell table:formula="of:=SUM([$nw.C22:$nw.ZZ22]) / COUNT([$nw.C22:$nw.ZZ22])" office:value-type="float" office:value="41.4927" calcext:value-type="float">
            <text:p>41.4927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7.82814107961454" calcext:value-type="float">
            <text:p>-7.828141079614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1783" calcext:value-type="float">
            <text:p>22.1783</text:p>
          </table:table-cell>
          <table:table-cell table:formula="of:=SUM([$ra.C22:$ra.ZZ22]) / COUNT([$ra.C22:$ra.ZZ22])" office:value-type="float" office:value="22.7729" calcext:value-type="float">
            <text:p>22.7729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2.68099899451266" calcext:value-type="float">
            <text:p>-2.680998994512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0.2256" calcext:value-type="float">
            <text:p>30.2256</text:p>
          </table:table-cell>
          <table:table-cell table:formula="of:=SUM([$addvec.C22:$addvec.ZZ22]) / COUNT([$addvec.C22:$addvec.ZZ22])" office:value-type="float" office:value="30.0721" calcext:value-type="float">
            <text:p>30.0721</text:p>
          </table:table-cell>
          <table:table-cell table:style-name="ce48"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507847652321214" calcext:value-type="float">
            <text:p>0.5078476523212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42.7007" calcext:value-type="float">
            <text:p>42.7007</text:p>
          </table:table-cell>
          <table:table-cell table:formula="of:=SUM([$fdtd.C23:$fdtd.ZZ23]) / COUNT([$fdtd.C23:$fdtd.ZZ23])" office:value-type="float" office:value="44.8402" calcext:value-type="float">
            <text:p>44.8402</text:p>
          </table:table-cell>
          <table:table-cell table:formula="of:=[.C24]&gt;[.D24]" office:value-type="boolean" office:boolean-value="false" calcext:value-type="boolean">
            <text:p>FALSE</text:p>
          </table:table-cell>
          <table:table-cell table:formula="of:=(1-[.D24]/[.C24])*100" office:value-type="float" office:value="-5.01045650305501" calcext:value-type="float">
            <text:p>-5.010456503055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57.5365" calcext:value-type="float">
            <text:p>57.5365</text:p>
          </table:table-cell>
          <table:table-cell table:formula="of:=SUM([$nw.C23:$nw.ZZ23]) / COUNT([$nw.C23:$nw.ZZ23])" office:value-type="float" office:value="57.71" calcext:value-type="float">
            <text:p>57.71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0.301547713190775" calcext:value-type="float">
            <text:p>-0.3015477131907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3.1112" calcext:value-type="float">
            <text:p>33.1112</text:p>
          </table:table-cell>
          <table:table-cell table:formula="of:=SUM([$ra.C23:$ra.ZZ23]) / COUNT([$ra.C23:$ra.ZZ23])" office:value-type="float" office:value="31.103" calcext:value-type="float">
            <text:p>31.103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6.0650172751214" calcext:value-type="float">
            <text:p>6.06501727512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2.7007" calcext:value-type="float">
            <text:p>42.7007</text:p>
          </table:table-cell>
          <table:table-cell table:formula="of:=SUM([$addvec.C23:$addvec.ZZ23]) / COUNT([$addvec.C23:$addvec.ZZ23])" office:value-type="float" office:value="44.8402" calcext:value-type="float">
            <text:p>44.8402</text:p>
          </table:table-cell>
          <table:table-cell table:style-name="ce48"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5.01045650305501" calcext:value-type="float">
            <text:p>-5.010456503055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60.8678" calcext:value-type="float">
            <text:p>60.8678</text:p>
          </table:table-cell>
          <table:table-cell table:formula="of:=SUM([$fdtd.C24:$fdtd.ZZ24]) / COUNT([$fdtd.C24:$fdtd.ZZ24])" office:value-type="float" office:value="60.9632" calcext:value-type="float">
            <text:p>60.9632</text:p>
          </table:table-cell>
          <table:table-cell table:formula="of:=[.C25]&gt;[.D25]" office:value-type="boolean" office:boolean-value="false" calcext:value-type="boolean">
            <text:p>FALSE</text:p>
          </table:table-cell>
          <table:table-cell table:formula="of:=(1-[.D25]/[.C25])*100" office:value-type="float" office:value="-0.156733116688956" calcext:value-type="float">
            <text:p>-0.1567331166889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5.8543" calcext:value-type="float">
            <text:p>75.8543</text:p>
          </table:table-cell>
          <table:table-cell table:formula="of:=SUM([$nw.C24:$nw.ZZ24]) / COUNT([$nw.C24:$nw.ZZ24])" office:value-type="float" office:value="76.271" calcext:value-type="float">
            <text:p>76.271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0.549342621314808" calcext:value-type="float">
            <text:p>-0.5493426213148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4.1674" calcext:value-type="float">
            <text:p>44.1674</text:p>
          </table:table-cell>
          <table:table-cell table:formula="of:=SUM([$ra.C24:$ra.ZZ24]) / COUNT([$ra.C24:$ra.ZZ24])" office:value-type="float" office:value="44.2644" calcext:value-type="float">
            <text:p>44.2644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0.219618995005377" calcext:value-type="float">
            <text:p>-0.21961899500537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0.8678" calcext:value-type="float">
            <text:p>60.8678</text:p>
          </table:table-cell>
          <table:table-cell table:formula="of:=SUM([$addvec.C24:$addvec.ZZ24]) / COUNT([$addvec.C24:$addvec.ZZ24])" office:value-type="float" office:value="60.9632" calcext:value-type="float">
            <text:p>60.9632</text:p>
          </table:table-cell>
          <table:table-cell table:style-name="ce48"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0.156733116688956" calcext:value-type="float">
            <text:p>-0.1567331166889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75.6019" calcext:value-type="float">
            <text:p>75.6019</text:p>
          </table:table-cell>
          <table:table-cell table:formula="of:=SUM([$fdtd.C25:$fdtd.ZZ25]) / COUNT([$fdtd.C25:$fdtd.ZZ25])" office:value-type="float" office:value="75.77" calcext:value-type="float">
            <text:p>75.77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222348909220527" calcext:value-type="float">
            <text:p>-0.2223489092205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3.2332" calcext:value-type="float">
            <text:p>93.2332</text:p>
          </table:table-cell>
          <table:table-cell table:formula="of:=SUM([$nw.C25:$nw.ZZ25]) / COUNT([$nw.C25:$nw.ZZ25])" office:value-type="float" office:value="92.6837" calcext:value-type="float">
            <text:p>92.6837</text:p>
          </table:table-cell>
          <table:table-cell table:formula="of:=[.J26]&gt;[.K26]" office:value-type="boolean" office:boolean-value="true" calcext:value-type="boolean">
            <text:p>TRUE</text:p>
          </table:table-cell>
          <table:table-cell table:formula="of:=(1-[.K26]/[.J26])*100" office:value-type="float" office:value="0.589382323035137" calcext:value-type="float">
            <text:p>0.5893823230351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5.4347" calcext:value-type="float">
            <text:p>55.4347</text:p>
          </table:table-cell>
          <table:table-cell table:formula="of:=SUM([$ra.C25:$ra.ZZ25]) / COUNT([$ra.C25:$ra.ZZ25])" office:value-type="float" office:value="54.4169" calcext:value-type="float">
            <text:p>54.4169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1.83603410859985" calcext:value-type="float">
            <text:p>1.836034108599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5.6019" calcext:value-type="float">
            <text:p>75.6019</text:p>
          </table:table-cell>
          <table:table-cell table:formula="of:=SUM([$addvec.C25:$addvec.ZZ25]) / COUNT([$addvec.C25:$addvec.ZZ25])" office:value-type="float" office:value="75.77" calcext:value-type="float">
            <text:p>75.77</text:p>
          </table:table-cell>
          <table:table-cell table:style-name="ce48" table:formula="of:=[.X26]&gt;[.Y26]" office:value-type="boolean" office:boolean-value="false" calcext:value-type="boolean">
            <text:p>FALSE</text:p>
          </table:table-cell>
          <table:table-cell table:formula="of:=(1-[.Y26]/[.X26])*100" office:value-type="float" office:value="-0.222348909220527" calcext:value-type="float">
            <text:p>-0.2223489092205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90.2135" calcext:value-type="float">
            <text:p>90.2135</text:p>
          </table:table-cell>
          <table:table-cell table:formula="of:=SUM([$fdtd.C26:$fdtd.ZZ26]) / COUNT([$fdtd.C26:$fdtd.ZZ26])" office:value-type="float" office:value="88.5769" calcext:value-type="float">
            <text:p>88.5769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1.81414089908939" calcext:value-type="float">
            <text:p>1.814140899089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5.611" calcext:value-type="float">
            <text:p>115.611</text:p>
          </table:table-cell>
          <table:table-cell table:formula="of:=SUM([$nw.C26:$nw.ZZ26]) / COUNT([$nw.C26:$nw.ZZ26])" office:value-type="float" office:value="111.416" calcext:value-type="float">
            <text:p>111.416</text:p>
          </table:table-cell>
          <table:table-cell table:formula="of:=[.J27]&gt;[.K27]" office:value-type="boolean" office:boolean-value="true" calcext:value-type="boolean">
            <text:p>TRUE</text:p>
          </table:table-cell>
          <table:table-cell table:formula="of:=(1-[.K27]/[.J27])*100" office:value-type="float" office:value="3.62854745655691" calcext:value-type="float">
            <text:p>3.628547456556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5.5002" calcext:value-type="float">
            <text:p>65.5002</text:p>
          </table:table-cell>
          <table:table-cell table:formula="of:=SUM([$ra.C26:$ra.ZZ26]) / COUNT([$ra.C26:$ra.ZZ26])" office:value-type="float" office:value="62.4271" calcext:value-type="float">
            <text:p>62.4271</text:p>
          </table:table-cell>
          <table:table-cell table:formula="of:=[.Q27]&gt;[.R27]" office:value-type="boolean" office:boolean-value="true" calcext:value-type="boolean">
            <text:p>TRUE</text:p>
          </table:table-cell>
          <table:table-cell table:formula="of:=(1-[.R27]/[.Q27])*100" office:value-type="float" office:value="4.69174139926291" calcext:value-type="float">
            <text:p>4.691741399262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2135" calcext:value-type="float">
            <text:p>90.2135</text:p>
          </table:table-cell>
          <table:table-cell table:formula="of:=SUM([$addvec.C26:$addvec.ZZ26]) / COUNT([$addvec.C26:$addvec.ZZ26])" office:value-type="float" office:value="88.5769" calcext:value-type="float">
            <text:p>88.5769</text:p>
          </table:table-cell>
          <table:table-cell table:style-name="ce48"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1.81414089908939" calcext:value-type="float">
            <text:p>1.814140899089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05.205" calcext:value-type="float">
            <text:p>105.205</text:p>
          </table:table-cell>
          <table:table-cell table:formula="of:=SUM([$fdtd.C27:$fdtd.ZZ27]) / COUNT([$fdtd.C27:$fdtd.ZZ27])" office:value-type="float" office:value="99.882" calcext:value-type="float">
            <text:p>99.882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5.05964545411339" calcext:value-type="float">
            <text:p>5.0596454541133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23.816" calcext:value-type="float">
            <text:p>123.816</text:p>
          </table:table-cell>
          <table:table-cell table:formula="of:=SUM([$nw.C27:$nw.ZZ27]) / COUNT([$nw.C27:$nw.ZZ27])" office:value-type="float" office:value="133.501" calcext:value-type="float">
            <text:p>133.501</text:p>
          </table:table-cell>
          <table:table-cell table:formula="of:=[.J28]&gt;[.K28]" office:value-type="boolean" office:boolean-value="false" calcext:value-type="boolean">
            <text:p>FALSE</text:p>
          </table:table-cell>
          <table:table-cell table:formula="of:=(1-[.K28]/[.J28])*100" office:value-type="float" office:value="-7.82209084447891" calcext:value-type="float">
            <text:p>-7.8220908444789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4.1059" calcext:value-type="float">
            <text:p>74.1059</text:p>
          </table:table-cell>
          <table:table-cell table:formula="of:=SUM([$ra.C27:$ra.ZZ27]) / COUNT([$ra.C27:$ra.ZZ27])" office:value-type="float" office:value="76.328" calcext:value-type="float">
            <text:p>76.328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2.99854667442132" calcext:value-type="float">
            <text:p>-2.9985466744213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5.205" calcext:value-type="float">
            <text:p>105.205</text:p>
          </table:table-cell>
          <table:table-cell table:formula="of:=SUM([$addvec.C27:$addvec.ZZ27]) / COUNT([$addvec.C27:$addvec.ZZ27])" office:value-type="float" office:value="99.882" calcext:value-type="float">
            <text:p>99.882</text:p>
          </table:table-cell>
          <table:table-cell table:style-name="ce48" table:formula="of:=[.X28]&gt;[.Y28]" office:value-type="boolean" office:boolean-value="true" calcext:value-type="boolean">
            <text:p>TRUE</text:p>
          </table:table-cell>
          <table:table-cell table:formula="of:=(1-[.Y28]/[.X28])*100" office:value-type="float" office:value="5.05964545411339" calcext:value-type="float">
            <text:p>5.059645454113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118.147" calcext:value-type="float">
            <text:p>118.147</text:p>
          </table:table-cell>
          <table:table-cell table:formula="of:=SUM([$fdtd.C28:$fdtd.ZZ28]) / COUNT([$fdtd.C28:$fdtd.ZZ28])" office:value-type="float" office:value="114.543" calcext:value-type="float">
            <text:p>114.543</text:p>
          </table:table-cell>
          <table:table-cell table:formula="of:=[.C29]&gt;[.D29]" office:value-type="boolean" office:boolean-value="true" calcext:value-type="boolean">
            <text:p>TRUE</text:p>
          </table:table-cell>
          <table:table-cell table:formula="of:=(1-[.D29]/[.C29])*100" office:value-type="float" office:value="3.05043716725774" calcext:value-type="float">
            <text:p>3.050437167257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3.889" calcext:value-type="float">
            <text:p>143.889</text:p>
          </table:table-cell>
          <table:table-cell table:formula="of:=SUM([$nw.C28:$nw.ZZ28]) / COUNT([$nw.C28:$nw.ZZ28])" office:value-type="float" office:value="149.825" calcext:value-type="float">
            <text:p>149.825</text:p>
          </table:table-cell>
          <table:table-cell table:formula="of:=[.J29]&gt;[.K29]" office:value-type="boolean" office:boolean-value="false" calcext:value-type="boolean">
            <text:p>FALSE</text:p>
          </table:table-cell>
          <table:table-cell table:formula="of:=(1-[.K29]/[.J29])*100" office:value-type="float" office:value="-4.12540221976661" calcext:value-type="float">
            <text:p>-4.125402219766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3.6587" calcext:value-type="float">
            <text:p>83.6587</text:p>
          </table:table-cell>
          <table:table-cell table:formula="of:=SUM([$ra.C28:$ra.ZZ28]) / COUNT([$ra.C28:$ra.ZZ28])" office:value-type="float" office:value="90.003" calcext:value-type="float">
            <text:p>90.003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7.58355078431772" calcext:value-type="float">
            <text:p>-7.5835507843177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18.147" calcext:value-type="float">
            <text:p>118.147</text:p>
          </table:table-cell>
          <table:table-cell table:formula="of:=SUM([$addvec.C28:$addvec.ZZ28]) / COUNT([$addvec.C28:$addvec.ZZ28])" office:value-type="float" office:value="114.543" calcext:value-type="float">
            <text:p>114.543</text:p>
          </table:table-cell>
          <table:table-cell table:style-name="ce48" table:formula="of:=[.X29]&gt;[.Y29]" office:value-type="boolean" office:boolean-value="true" calcext:value-type="boolean">
            <text:p>TRUE</text:p>
          </table:table-cell>
          <table:table-cell table:formula="of:=(1-[.Y29]/[.X29])*100" office:value-type="float" office:value="3.05043716725774" calcext:value-type="float">
            <text:p>3.050437167257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134.904" calcext:value-type="float">
            <text:p>134.904</text:p>
          </table:table-cell>
          <table:table-cell table:formula="of:=SUM([$fdtd.C29:$fdtd.ZZ29]) / COUNT([$fdtd.C29:$fdtd.ZZ29])" office:value-type="float" office:value="133.897" calcext:value-type="float">
            <text:p>133.897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746456739607426" calcext:value-type="float">
            <text:p>0.7464567396074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56.022" calcext:value-type="float">
            <text:p>156.022</text:p>
          </table:table-cell>
          <table:table-cell table:formula="of:=SUM([$nw.C29:$nw.ZZ29]) / COUNT([$nw.C29:$nw.ZZ29])" office:value-type="float" office:value="160.765" calcext:value-type="float">
            <text:p>160.765</text:p>
          </table:table-cell>
          <table:table-cell table:formula="of:=[.J30]&gt;[.K30]" office:value-type="boolean" office:boolean-value="false" calcext:value-type="boolean">
            <text:p>FALSE</text:p>
          </table:table-cell>
          <table:table-cell table:formula="of:=(1-[.K30]/[.J30])*100" office:value-type="float" office:value="-3.0399559036546" calcext:value-type="float">
            <text:p>-3.039955903654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94.3918" calcext:value-type="float">
            <text:p>94.3918</text:p>
          </table:table-cell>
          <table:table-cell table:formula="of:=SUM([$ra.C29:$ra.ZZ29]) / COUNT([$ra.C29:$ra.ZZ29])" office:value-type="float" office:value="100.279" calcext:value-type="float">
            <text:p>100.279</text:p>
          </table:table-cell>
          <table:table-cell table:formula="of:=[.Q30]&gt;[.R30]" office:value-type="boolean" office:boolean-value="false" calcext:value-type="boolean">
            <text:p>FALSE</text:p>
          </table:table-cell>
          <table:table-cell table:formula="of:=(1-[.R30]/[.Q30])*100" office:value-type="float" office:value="-6.23698244974669" calcext:value-type="float">
            <text:p>-6.2369824497466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4.904" calcext:value-type="float">
            <text:p>134.904</text:p>
          </table:table-cell>
          <table:table-cell table:formula="of:=SUM([$addvec.C29:$addvec.ZZ29]) / COUNT([$addvec.C29:$addvec.ZZ29])" office:value-type="float" office:value="133.897" calcext:value-type="float">
            <text:p>133.897</text:p>
          </table:table-cell>
          <table:table-cell table:style-name="ce48" table:formula="of:=[.X30]&gt;[.Y30]" office:value-type="boolean" office:boolean-value="true" calcext:value-type="boolean">
            <text:p>TRUE</text:p>
          </table:table-cell>
          <table:table-cell table:formula="of:=(1-[.Y30]/[.X30])*100" office:value-type="float" office:value="0.746456739607426" calcext:value-type="float">
            <text:p>0.74645673960742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50.484" calcext:value-type="float">
            <text:p>150.484</text:p>
          </table:table-cell>
          <table:table-cell table:formula="of:=SUM([$fdtd.C30:$fdtd.ZZ30]) / COUNT([$fdtd.C30:$fdtd.ZZ30])" office:value-type="float" office:value="144.403" calcext:value-type="float">
            <text:p>144.403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4.04096116530662" calcext:value-type="float">
            <text:p>4.04096116530662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175.536" calcext:value-type="float">
            <text:p>175.536</text:p>
          </table:table-cell>
          <table:table-cell table:formula="of:=SUM([$nw.C30:$nw.ZZ30]) / COUNT([$nw.C30:$nw.ZZ30])" office:value-type="float" office:value="366.665" calcext:value-type="float">
            <text:p>366.665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108.883078115031" calcext:value-type="float">
            <text:p>-108.88307811503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111.027" calcext:value-type="float">
            <text:p>111.027</text:p>
          </table:table-cell>
          <table:table-cell table:formula="of:=SUM([$ra.C30:$ra.ZZ30]) / COUNT([$ra.C30:$ra.ZZ30])" office:value-type="float" office:value="158.503" calcext:value-type="float">
            <text:p>158.503</text:p>
          </table:table-cell>
          <table:table-cell table:formula="of:=[.Q31]&gt;[.R31]" office:value-type="boolean" office:boolean-value="false" calcext:value-type="boolean">
            <text:p>FALSE</text:p>
          </table:table-cell>
          <table:table-cell table:formula="of:=(1-[.R31]/[.Q31])*100" office:value-type="float" office:value="-42.7607699028164" calcext:value-type="float">
            <text:p>-42.7607699028164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484" calcext:value-type="float">
            <text:p>150.484</text:p>
          </table:table-cell>
          <table:table-cell table:formula="of:=SUM([$addvec.C30:$addvec.ZZ30]) / COUNT([$addvec.C30:$addvec.ZZ30])" office:value-type="float" office:value="144.403" calcext:value-type="float">
            <text:p>144.403</text:p>
          </table:table-cell>
          <table:table-cell table:style-name="ce48"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4.04096116530662" calcext:value-type="float">
            <text:p>4.040961165306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57.069" calcext:value-type="float">
            <text:p>157.069</text:p>
          </table:table-cell>
          <table:table-cell table:formula="of:=SUM([$fdtd.C31:$fdtd.ZZ31]) / COUNT([$fdtd.C31:$fdtd.ZZ31])" office:value-type="float" office:value="172.057" calcext:value-type="float">
            <text:p>172.057</text:p>
          </table:table-cell>
          <table:table-cell table:formula="of:=[.C32]&gt;[.D32]" office:value-type="boolean" office:boolean-value="false" calcext:value-type="boolean">
            <text:p>FALSE</text:p>
          </table:table-cell>
          <table:table-cell table:formula="of:=(1-[.D32]/[.C32])*100" office:value-type="float" office:value="-9.54230306425838" calcext:value-type="float">
            <text:p>-9.5423030642583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189.008" calcext:value-type="float">
            <text:p>189.008</text:p>
          </table:table-cell>
          <table:table-cell table:formula="of:=SUM([$nw.C31:$nw.ZZ31]) / COUNT([$nw.C31:$nw.ZZ31])" office:value-type="float" office:value="5659.11" calcext:value-type="float">
            <text:p>5659.11</text:p>
          </table:table-cell>
          <table:table-cell table:formula="of:=[.J32]&gt;[.K32]" office:value-type="boolean" office:boolean-value="false" calcext:value-type="boolean">
            <text:p>FALSE</text:p>
          </table:table-cell>
          <table:table-cell table:formula="of:=(1-[.K32]/[.J32])*100" office:value-type="float" office:value="-2894.1113603657" calcext:value-type="float">
            <text:p>-2894.111360365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133.405" calcext:value-type="float">
            <text:p>133.405</text:p>
          </table:table-cell>
          <table:table-cell table:formula="of:=SUM([$ra.C31:$ra.ZZ31]) / COUNT([$ra.C31:$ra.ZZ31])" office:value-type="float" office:value="288.225" calcext:value-type="float">
            <text:p>288.225</text:p>
          </table:table-cell>
          <table:table-cell table:formula="of:=[.Q32]&gt;[.R32]" office:value-type="boolean" office:boolean-value="false" calcext:value-type="boolean">
            <text:p>FALSE</text:p>
          </table:table-cell>
          <table:table-cell table:formula="of:=(1-[.R32]/[.Q32])*100" office:value-type="float" office:value="-116.052621715828" calcext:value-type="float">
            <text:p>-116.05262171582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57.069" calcext:value-type="float">
            <text:p>157.069</text:p>
          </table:table-cell>
          <table:table-cell table:formula="of:=SUM([$addvec.C31:$addvec.ZZ31]) / COUNT([$addvec.C31:$addvec.ZZ31])" office:value-type="float" office:value="172.057" calcext:value-type="float">
            <text:p>172.057</text:p>
          </table:table-cell>
          <table:table-cell table:style-name="ce48" table:formula="of:=[.X32]&gt;[.Y32]" office:value-type="boolean" office:boolean-value="false" calcext:value-type="boolean">
            <text:p>FALSE</text:p>
          </table:table-cell>
          <table:table-cell table:formula="of:=(1-[.Y32]/[.X32])*100" office:value-type="float" office:value="-9.54230306425838" calcext:value-type="float">
            <text:p>-9.54230306425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70.603" calcext:value-type="float">
            <text:p>170.603</text:p>
          </table:table-cell>
          <table:table-cell table:formula="of:=SUM([$fdtd.C32:$fdtd.ZZ32]) / COUNT([$fdtd.C32:$fdtd.ZZ32])" office:value-type="float" office:value="198.177" calcext:value-type="float">
            <text:p>198.177</text:p>
          </table:table-cell>
          <table:table-cell table:formula="of:=[.C33]&gt;[.D33]" office:value-type="boolean" office:boolean-value="false" calcext:value-type="boolean">
            <text:p>FALSE</text:p>
          </table:table-cell>
          <table:table-cell table:formula="of:=(1-[.D33]/[.C33])*100" office:value-type="float" office:value="-16.162670058557" calcext:value-type="float">
            <text:p>-16.16267005855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8.947" calcext:value-type="float">
            <text:p>208.947</text:p>
          </table:table-cell>
          <table:table-cell table:formula="of:=SUM([$nw.C32:$nw.ZZ32]) / COUNT([$nw.C32:$nw.ZZ32])" office:value-type="float" office:value="20391.8" calcext:value-type="float">
            <text:p>20391.8</text:p>
          </table:table-cell>
          <table:table-cell table:formula="of:=[.J33]&gt;[.K33]" office:value-type="boolean" office:boolean-value="false" calcext:value-type="boolean">
            <text:p>FALSE</text:p>
          </table:table-cell>
          <table:table-cell table:formula="of:=(1-[.K33]/[.J33])*100" office:value-type="float" office:value="-9659.31695597448" calcext:value-type="float">
            <text:p>-9659.3169559744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132.996" calcext:value-type="float">
            <text:p>132.996</text:p>
          </table:table-cell>
          <table:table-cell table:formula="of:=SUM([$ra.C32:$ra.ZZ32]) / COUNT([$ra.C32:$ra.ZZ32])" office:value-type="float" office:value="365.545" calcext:value-type="float">
            <text:p>365.545</text:p>
          </table:table-cell>
          <table:table-cell table:formula="of:=[.Q33]&gt;[.R33]" office:value-type="boolean" office:boolean-value="false" calcext:value-type="boolean">
            <text:p>FALSE</text:p>
          </table:table-cell>
          <table:table-cell table:formula="of:=(1-[.R33]/[.Q33])*100" office:value-type="float" office:value="-174.854130951307" calcext:value-type="float">
            <text:p>-174.85413095130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70.603" calcext:value-type="float">
            <text:p>170.603</text:p>
          </table:table-cell>
          <table:table-cell table:formula="of:=SUM([$addvec.C32:$addvec.ZZ32]) / COUNT([$addvec.C32:$addvec.ZZ32])" office:value-type="float" office:value="198.177" calcext:value-type="float">
            <text:p>198.177</text:p>
          </table:table-cell>
          <table:table-cell table:style-name="ce48" table:formula="of:=[.X33]&gt;[.Y33]" office:value-type="boolean" office:boolean-value="false" calcext:value-type="boolean">
            <text:p>FALSE</text:p>
          </table:table-cell>
          <table:table-cell table:formula="of:=(1-[.Y33]/[.X33])*100" office:value-type="float" office:value="-16.162670058557" calcext:value-type="float">
            <text:p>-16.1626700585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83.506" calcext:value-type="float">
            <text:p>183.506</text:p>
          </table:table-cell>
          <table:table-cell table:formula="of:=SUM([$fdtd.C33:$fdtd.ZZ33]) / COUNT([$fdtd.C33:$fdtd.ZZ33])" office:value-type="float" office:value="218.616" calcext:value-type="float">
            <text:p>218.616</text:p>
          </table:table-cell>
          <table:table-cell table:formula="of:=[.C34]&gt;[.D34]" office:value-type="boolean" office:boolean-value="false" calcext:value-type="boolean">
            <text:p>FALSE</text:p>
          </table:table-cell>
          <table:table-cell table:formula="of:=(1-[.D34]/[.C34])*100" office:value-type="float" office:value="-19.1328893878129" calcext:value-type="float">
            <text:p>-19.132889387812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226.171" calcext:value-type="float">
            <text:p>226.171</text:p>
          </table:table-cell>
          <table:table-cell table:formula="of:=SUM([$nw.C33:$nw.ZZ33]) / COUNT([$nw.C33:$nw.ZZ33])" office:value-type="float" office:value="33651.6" calcext:value-type="float">
            <text:p>33651.6</text:p>
          </table:table-cell>
          <table:table-cell table:formula="of:=[.J34]&gt;[.K34]" office:value-type="boolean" office:boolean-value="false" calcext:value-type="boolean">
            <text:p>FALSE</text:p>
          </table:table-cell>
          <table:table-cell table:formula="of:=(1-[.K34]/[.J34])*100" office:value-type="float" office:value="-14778.8306193102" calcext:value-type="float">
            <text:p>-14778.830619310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135.577" calcext:value-type="float">
            <text:p>135.577</text:p>
          </table:table-cell>
          <table:table-cell table:formula="of:=SUM([$ra.C33:$ra.ZZ33]) / COUNT([$ra.C33:$ra.ZZ33])" office:value-type="float" office:value="680.203" calcext:value-type="float">
            <text:p>680.203</text:p>
          </table:table-cell>
          <table:table-cell table:formula="of:=[.Q34]&gt;[.R34]" office:value-type="boolean" office:boolean-value="false" calcext:value-type="boolean">
            <text:p>FALSE</text:p>
          </table:table-cell>
          <table:table-cell table:formula="of:=(1-[.R34]/[.Q34])*100" office:value-type="float" office:value="-401.709729526395" calcext:value-type="float">
            <text:p>-401.70972952639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183.506" calcext:value-type="float">
            <text:p>183.506</text:p>
          </table:table-cell>
          <table:table-cell table:formula="of:=SUM([$addvec.C33:$addvec.ZZ33]) / COUNT([$addvec.C33:$addvec.ZZ33])" office:value-type="float" office:value="218.616" calcext:value-type="float">
            <text:p>218.616</text:p>
          </table:table-cell>
          <table:table-cell table:style-name="ce48" table:formula="of:=[.X34]&gt;[.Y34]" office:value-type="boolean" office:boolean-value="false" calcext:value-type="boolean">
            <text:p>FALSE</text:p>
          </table:table-cell>
          <table:table-cell table:formula="of:=(1-[.Y34]/[.X34])*100" office:value-type="float" office:value="-19.1328893878129" calcext:value-type="float">
            <text:p>-19.13288938781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04.383" calcext:value-type="float">
            <text:p>204.383</text:p>
          </table:table-cell>
          <table:table-cell table:formula="of:=SUM([$fdtd.C34:$fdtd.ZZ34]) / COUNT([$fdtd.C34:$fdtd.ZZ34])" office:value-type="float" office:value="243.317" calcext:value-type="float">
            <text:p>243.317</text:p>
          </table:table-cell>
          <table:table-cell table:formula="of:=[.C35]&gt;[.D35]" office:value-type="boolean" office:boolean-value="false" calcext:value-type="boolean">
            <text:p>FALSE</text:p>
          </table:table-cell>
          <table:table-cell table:formula="of:=(1-[.D35]/[.C35])*100" office:value-type="float" office:value="-19.0495295596992" calcext:value-type="float">
            <text:p>-19.049529559699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246.306" calcext:value-type="float">
            <text:p>246.306</text:p>
          </table:table-cell>
          <table:table-cell table:formula="of:=SUM([$nw.C34:$nw.ZZ34]) / COUNT([$nw.C34:$nw.ZZ34])" office:value-type="float" office:value="47252.3" calcext:value-type="float">
            <text:p>47252.3</text:p>
          </table:table-cell>
          <table:table-cell table:formula="of:=[.J35]&gt;[.K35]" office:value-type="boolean" office:boolean-value="false" calcext:value-type="boolean">
            <text:p>FALSE</text:p>
          </table:table-cell>
          <table:table-cell table:formula="of:=(1-[.K35]/[.J35])*100" office:value-type="float" office:value="-19084.3885248431" calcext:value-type="float">
            <text:p>-19084.388524843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45.522" calcext:value-type="float">
            <text:p>145.522</text:p>
          </table:table-cell>
          <table:table-cell table:formula="of:=SUM([$ra.C34:$ra.ZZ34]) / COUNT([$ra.C34:$ra.ZZ34])" office:value-type="float" office:value="1386.22" calcext:value-type="float">
            <text:p>1386.22</text:p>
          </table:table-cell>
          <table:table-cell table:formula="of:=[.Q35]&gt;[.R35]" office:value-type="boolean" office:boolean-value="false" calcext:value-type="boolean">
            <text:p>FALSE</text:p>
          </table:table-cell>
          <table:table-cell table:formula="of:=(1-[.R35]/[.Q35])*100" office:value-type="float" office:value="-852.584488943253" calcext:value-type="float">
            <text:p>-852.58448894325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04.383" calcext:value-type="float">
            <text:p>204.383</text:p>
          </table:table-cell>
          <table:table-cell table:formula="of:=SUM([$addvec.C34:$addvec.ZZ34]) / COUNT([$addvec.C34:$addvec.ZZ34])" office:value-type="float" office:value="243.317" calcext:value-type="float">
            <text:p>243.317</text:p>
          </table:table-cell>
          <table:table-cell table:style-name="ce48" table:formula="of:=[.X35]&gt;[.Y35]" office:value-type="boolean" office:boolean-value="false" calcext:value-type="boolean">
            <text:p>FALSE</text:p>
          </table:table-cell>
          <table:table-cell table:formula="of:=(1-[.Y35]/[.X35])*100" office:value-type="float" office:value="-19.0495295596992" calcext:value-type="float">
            <text:p>-19.04952955969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219.858" calcext:value-type="float">
            <text:p>219.858</text:p>
          </table:table-cell>
          <table:table-cell table:formula="of:=SUM([$fdtd.C35:$fdtd.ZZ35]) / COUNT([$fdtd.C35:$fdtd.ZZ35])" office:value-type="float" office:value="267.444" calcext:value-type="float">
            <text:p>267.444</text:p>
          </table:table-cell>
          <table:table-cell table:formula="of:=[.C36]&gt;[.D36]" office:value-type="boolean" office:boolean-value="false" calcext:value-type="boolean">
            <text:p>FALSE</text:p>
          </table:table-cell>
          <table:table-cell table:formula="of:=(1-[.D36]/[.C36])*100" office:value-type="float" office:value="-21.6439701989466" calcext:value-type="float">
            <text:p>-21.643970198946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256.293" calcext:value-type="float">
            <text:p>256.293</text:p>
          </table:table-cell>
          <table:table-cell table:formula="of:=SUM([$nw.C35:$nw.ZZ35]) / COUNT([$nw.C35:$nw.ZZ35])" office:value-type="float" office:value="99565.5" calcext:value-type="float">
            <text:p>99565.5</text:p>
          </table:table-cell>
          <table:table-cell table:formula="of:=[.J36]&gt;[.K36]" office:value-type="boolean" office:boolean-value="false" calcext:value-type="boolean">
            <text:p>FALSE</text:p>
          </table:table-cell>
          <table:table-cell table:formula="of:=(1-[.K36]/[.J36])*100" office:value-type="float" office:value="-38748.310332315" calcext:value-type="float">
            <text:p>-38748.31033231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67.423" calcext:value-type="float">
            <text:p>167.423</text:p>
          </table:table-cell>
          <table:table-cell table:formula="of:=SUM([$ra.C35:$ra.ZZ35]) / COUNT([$ra.C35:$ra.ZZ35])" office:value-type="float" office:value="11357.7" calcext:value-type="float">
            <text:p>11357.7</text:p>
          </table:table-cell>
          <table:table-cell table:formula="of:=[.Q36]&gt;[.R36]" office:value-type="boolean" office:boolean-value="false" calcext:value-type="boolean">
            <text:p>FALSE</text:p>
          </table:table-cell>
          <table:table-cell table:formula="of:=(1-[.R36]/[.Q36])*100" office:value-type="float" office:value="-6683.83495696529" calcext:value-type="float">
            <text:p>-6683.8349569652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19.858" calcext:value-type="float">
            <text:p>219.858</text:p>
          </table:table-cell>
          <table:table-cell table:formula="of:=SUM([$addvec.C35:$addvec.ZZ35]) / COUNT([$addvec.C35:$addvec.ZZ35])" office:value-type="float" office:value="267.444" calcext:value-type="float">
            <text:p>267.444</text:p>
          </table:table-cell>
          <table:table-cell table:style-name="ce48" table:formula="of:=[.X36]&gt;[.Y36]" office:value-type="boolean" office:boolean-value="false" calcext:value-type="boolean">
            <text:p>FALSE</text:p>
          </table:table-cell>
          <table:table-cell table:formula="of:=(1-[.Y36]/[.X36])*100" office:value-type="float" office:value="-21.6439701989466" calcext:value-type="float">
            <text:p>-21.64397019894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224.084" calcext:value-type="float">
            <text:p>224.084</text:p>
          </table:table-cell>
          <table:table-cell table:formula="of:=SUM([$fdtd.C36:$fdtd.ZZ36]) / COUNT([$fdtd.C36:$fdtd.ZZ36])" office:value-type="float" office:value="286.422" calcext:value-type="float">
            <text:p>286.422</text:p>
          </table:table-cell>
          <table:table-cell table:formula="of:=[.C37]&gt;[.D37]" office:value-type="boolean" office:boolean-value="false" calcext:value-type="boolean">
            <text:p>FALSE</text:p>
          </table:table-cell>
          <table:table-cell table:formula="of:=(1-[.D37]/[.C37])*100" office:value-type="float" office:value="-27.8190321486586" calcext:value-type="float">
            <text:p>-27.819032148658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274.774" calcext:value-type="float">
            <text:p>274.774</text:p>
          </table:table-cell>
          <table:table-cell table:formula="of:=SUM([$nw.C36:$nw.ZZ36]) / COUNT([$nw.C36:$nw.ZZ36])" office:value-type="float" office:value="130286" calcext:value-type="float">
            <text:p>130286</text:p>
          </table:table-cell>
          <table:table-cell table:formula="of:=[.J37]&gt;[.K37]" office:value-type="boolean" office:boolean-value="false" calcext:value-type="boolean">
            <text:p>FALSE</text:p>
          </table:table-cell>
          <table:table-cell table:formula="of:=(1-[.K37]/[.J37])*100" office:value-type="float" office:value="-47315.6943524497" calcext:value-type="float">
            <text:p>-47315.694352449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166.742" calcext:value-type="float">
            <text:p>166.742</text:p>
          </table:table-cell>
          <table:table-cell table:formula="of:=SUM([$ra.C36:$ra.ZZ36]) / COUNT([$ra.C36:$ra.ZZ36])" office:value-type="float" office:value="42793.5" calcext:value-type="float">
            <text:p>42793.5</text:p>
          </table:table-cell>
          <table:table-cell table:formula="of:=[.Q37]&gt;[.R37]" office:value-type="boolean" office:boolean-value="false" calcext:value-type="boolean">
            <text:p>FALSE</text:p>
          </table:table-cell>
          <table:table-cell table:formula="of:=(1-[.R37]/[.Q37])*100" office:value-type="float" office:value="-25564.4996461599" calcext:value-type="float">
            <text:p>-25564.499646159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24.084" calcext:value-type="float">
            <text:p>224.084</text:p>
          </table:table-cell>
          <table:table-cell table:formula="of:=SUM([$addvec.C36:$addvec.ZZ36]) / COUNT([$addvec.C36:$addvec.ZZ36])" office:value-type="float" office:value="286.422" calcext:value-type="float">
            <text:p>286.422</text:p>
          </table:table-cell>
          <table:table-cell table:style-name="ce48" table:formula="of:=[.X37]&gt;[.Y37]" office:value-type="boolean" office:boolean-value="false" calcext:value-type="boolean">
            <text:p>FALSE</text:p>
          </table:table-cell>
          <table:table-cell table:formula="of:=(1-[.Y37]/[.X37])*100" office:value-type="float" office:value="-27.8190321486586" calcext:value-type="float">
            <text:p>-27.81903214865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253.508" calcext:value-type="float">
            <text:p>253.508</text:p>
          </table:table-cell>
          <table:table-cell table:formula="of:=SUM([$fdtd.C37:$fdtd.ZZ37]) / COUNT([$fdtd.C37:$fdtd.ZZ37])" office:value-type="float" office:value="330.381" calcext:value-type="float">
            <text:p>330.381</text:p>
          </table:table-cell>
          <table:table-cell table:formula="of:=[.C38]&gt;[.D38]" office:value-type="boolean" office:boolean-value="false" calcext:value-type="boolean">
            <text:p>FALSE</text:p>
          </table:table-cell>
          <table:table-cell table:formula="of:=(1-[.D38]/[.C38])*100" office:value-type="float" office:value="-30.3236978714676" calcext:value-type="float">
            <text:p>-30.323697871467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289.645" calcext:value-type="float">
            <text:p>289.645</text:p>
          </table:table-cell>
          <table:table-cell table:formula="of:=SUM([$nw.C37:$nw.ZZ37]) / COUNT([$nw.C37:$nw.ZZ37])" office:value-type="float" office:value="162494" calcext:value-type="float">
            <text:p>162494</text:p>
          </table:table-cell>
          <table:table-cell table:formula="of:=[.J38]&gt;[.K38]" office:value-type="boolean" office:boolean-value="false" calcext:value-type="boolean">
            <text:p>FALSE</text:p>
          </table:table-cell>
          <table:table-cell table:formula="of:=(1-[.K38]/[.J38])*100" office:value-type="float" office:value="-56001.0892644444" calcext:value-type="float">
            <text:p>-56001.089264444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176.969" calcext:value-type="float">
            <text:p>176.969</text:p>
          </table:table-cell>
          <table:table-cell table:formula="of:=SUM([$ra.C37:$ra.ZZ37]) / COUNT([$ra.C37:$ra.ZZ37])" office:value-type="float" office:value="43481.5" calcext:value-type="float">
            <text:p>43481.5</text:p>
          </table:table-cell>
          <table:table-cell table:formula="of:=[.Q38]&gt;[.R38]" office:value-type="boolean" office:boolean-value="false" calcext:value-type="boolean">
            <text:p>FALSE</text:p>
          </table:table-cell>
          <table:table-cell table:formula="of:=(1-[.R38]/[.Q38])*100" office:value-type="float" office:value="-24470.1224508247" calcext:value-type="float">
            <text:p>-24470.122450824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253.508" calcext:value-type="float">
            <text:p>253.508</text:p>
          </table:table-cell>
          <table:table-cell table:formula="of:=SUM([$addvec.C37:$addvec.ZZ37]) / COUNT([$addvec.C37:$addvec.ZZ37])" office:value-type="float" office:value="330.381" calcext:value-type="float">
            <text:p>330.381</text:p>
          </table:table-cell>
          <table:table-cell table:style-name="ce48" table:formula="of:=[.X38]&gt;[.Y38]" office:value-type="boolean" office:boolean-value="false" calcext:value-type="boolean">
            <text:p>FALSE</text:p>
          </table:table-cell>
          <table:table-cell table:formula="of:=(1-[.Y38]/[.X38])*100" office:value-type="float" office:value="-30.3236978714676" calcext:value-type="float">
            <text:p>-30.323697871467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259.985" calcext:value-type="float">
            <text:p>259.985</text:p>
          </table:table-cell>
          <table:table-cell table:formula="of:=SUM([$fdtd.C38:$fdtd.ZZ38]) / COUNT([$fdtd.C38:$fdtd.ZZ38])" office:value-type="float" office:value="341.642" calcext:value-type="float">
            <text:p>341.642</text:p>
          </table:table-cell>
          <table:table-cell table:formula="of:=[.C39]&gt;[.D39]" office:value-type="boolean" office:boolean-value="false" calcext:value-type="boolean">
            <text:p>FALSE</text:p>
          </table:table-cell>
          <table:table-cell table:formula="of:=(1-[.D39]/[.C39])*100" office:value-type="float" office:value="-31.4083504817586" calcext:value-type="float">
            <text:p>-31.408350481758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304.772" calcext:value-type="float">
            <text:p>304.772</text:p>
          </table:table-cell>
          <table:table-cell table:formula="of:=SUM([$nw.C38:$nw.ZZ38]) / COUNT([$nw.C38:$nw.ZZ38])" office:value-type="float" office:value="191294" calcext:value-type="float">
            <text:p>191294</text:p>
          </table:table-cell>
          <table:table-cell table:formula="of:=[.J39]&gt;[.K39]" office:value-type="boolean" office:boolean-value="false" calcext:value-type="boolean">
            <text:p>FALSE</text:p>
          </table:table-cell>
          <table:table-cell table:formula="of:=(1-[.K39]/[.J39])*100" office:value-type="float" office:value="-62666.2646174845" calcext:value-type="float">
            <text:p>-62666.264617484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190.671" calcext:value-type="float">
            <text:p>190.671</text:p>
          </table:table-cell>
          <table:table-cell table:formula="of:=SUM([$ra.C38:$ra.ZZ38]) / COUNT([$ra.C38:$ra.ZZ38])" office:value-type="float" office:value="45563.2" calcext:value-type="float">
            <text:p>45563.2</text:p>
          </table:table-cell>
          <table:table-cell table:formula="of:=[.Q39]&gt;[.R39]" office:value-type="boolean" office:boolean-value="false" calcext:value-type="boolean">
            <text:p>FALSE</text:p>
          </table:table-cell>
          <table:table-cell table:formula="of:=(1-[.R39]/[.Q39])*100" office:value-type="float" office:value="-23796.2401204168" calcext:value-type="float">
            <text:p>-23796.240120416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259.985" calcext:value-type="float">
            <text:p>259.985</text:p>
          </table:table-cell>
          <table:table-cell table:formula="of:=SUM([$addvec.C38:$addvec.ZZ38]) / COUNT([$addvec.C38:$addvec.ZZ38])" office:value-type="float" office:value="341.642" calcext:value-type="float">
            <text:p>341.642</text:p>
          </table:table-cell>
          <table:table-cell table:style-name="ce48" table:formula="of:=[.X39]&gt;[.Y39]" office:value-type="boolean" office:boolean-value="false" calcext:value-type="boolean">
            <text:p>FALSE</text:p>
          </table:table-cell>
          <table:table-cell table:formula="of:=(1-[.Y39]/[.X39])*100" office:value-type="float" office:value="-31.4083504817586" calcext:value-type="float">
            <text:p>-31.40835048175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277.858" calcext:value-type="float">
            <text:p>277.858</text:p>
          </table:table-cell>
          <table:table-cell table:formula="of:=SUM([$fdtd.C39:$fdtd.ZZ39]) / COUNT([$fdtd.C39:$fdtd.ZZ39])" office:value-type="float" office:value="347.99" calcext:value-type="float">
            <text:p>347.99</text:p>
          </table:table-cell>
          <table:table-cell table:formula="of:=[.C40]&gt;[.D40]" office:value-type="boolean" office:boolean-value="false" calcext:value-type="boolean">
            <text:p>FALSE</text:p>
          </table:table-cell>
          <table:table-cell table:formula="of:=(1-[.D40]/[.C40])*100" office:value-type="float" office:value="-25.2402306213965" calcext:value-type="float">
            <text:p>-25.2402306213965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320.261" calcext:value-type="float">
            <text:p>320.261</text:p>
          </table:table-cell>
          <table:table-cell table:formula="of:=SUM([$nw.C39:$nw.ZZ39]) / COUNT([$nw.C39:$nw.ZZ39])" office:value-type="float" office:value="221164" calcext:value-type="float">
            <text:p>221164</text:p>
          </table:table-cell>
          <table:table-cell table:formula="of:=[.J40]&gt;[.K40]" office:value-type="boolean" office:boolean-value="false" calcext:value-type="boolean">
            <text:p>FALSE</text:p>
          </table:table-cell>
          <table:table-cell table:formula="of:=(1-[.K40]/[.J40])*100" office:value-type="float" office:value="-68957.4250377036" calcext:value-type="float">
            <text:p>-68957.425037703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210.882" calcext:value-type="float">
            <text:p>210.882</text:p>
          </table:table-cell>
          <table:table-cell table:formula="of:=SUM([$ra.C39:$ra.ZZ39]) / COUNT([$ra.C39:$ra.ZZ39])" office:value-type="float" office:value="48769.7" calcext:value-type="float">
            <text:p>48769.7</text:p>
          </table:table-cell>
          <table:table-cell table:formula="of:=[.Q40]&gt;[.R40]" office:value-type="boolean" office:boolean-value="false" calcext:value-type="boolean">
            <text:p>FALSE</text:p>
          </table:table-cell>
          <table:table-cell table:formula="of:=(1-[.R40]/[.Q40])*100" office:value-type="float" office:value="-23026.5352187479" calcext:value-type="float">
            <text:p>-23026.535218747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277.858" calcext:value-type="float">
            <text:p>277.858</text:p>
          </table:table-cell>
          <table:table-cell table:formula="of:=SUM([$addvec.C39:$addvec.ZZ39]) / COUNT([$addvec.C39:$addvec.ZZ39])" office:value-type="float" office:value="347.99" calcext:value-type="float">
            <text:p>347.99</text:p>
          </table:table-cell>
          <table:table-cell table:style-name="ce48" table:formula="of:=[.X40]&gt;[.Y40]" office:value-type="boolean" office:boolean-value="false" calcext:value-type="boolean">
            <text:p>FALSE</text:p>
          </table:table-cell>
          <table:table-cell table:formula="of:=(1-[.Y40]/[.X40])*100" office:value-type="float" office:value="-25.2402306213965" calcext:value-type="float">
            <text:p>-25.24023062139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291.477" calcext:value-type="float">
            <text:p>291.477</text:p>
          </table:table-cell>
          <table:table-cell table:style-name="ce39" table:formula="of:=SUM([$fdtd.C40:$fdtd.ZZ40]) / COUNT([$fdtd.C40:$fdtd.ZZ40])" office:value-type="float" office:value="377.777" calcext:value-type="float">
            <text:p>377.777</text:p>
          </table:table-cell>
          <table:table-cell table:style-name="ce43" table:formula="of:=[.C41]&gt;[.D41]" office:value-type="boolean" office:boolean-value="false" calcext:value-type="boolean">
            <text:p>FALSE</text:p>
          </table:table-cell>
          <table:table-cell table:style-name="ce47" table:formula="of:=(1-[.D41]/[.C41])*100" office:value-type="float" office:value="-29.6078249741832" calcext:value-type="float">
            <text:p>-29.60782497418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334.622" calcext:value-type="float">
            <text:p>334.622</text:p>
          </table:table-cell>
          <table:table-cell table:style-name="ce39" table:formula="of:=SUM([$nw.C40:$nw.ZZ40]) / COUNT([$nw.C40:$nw.ZZ40])" office:value-type="float" office:value="251455" calcext:value-type="float">
            <text:p>251455</text:p>
          </table:table-cell>
          <table:table-cell table:style-name="ce43" table:formula="of:=[.J41]&gt;[.K41]" office:value-type="boolean" office:boolean-value="false" calcext:value-type="boolean">
            <text:p>FALSE</text:p>
          </table:table-cell>
          <table:table-cell table:style-name="ce47" table:formula="of:=(1-[.K41]/[.J41])*100" office:value-type="float" office:value="-75045.9856195947" calcext:value-type="float">
            <text:p>-75045.98561959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223.502" calcext:value-type="float">
            <text:p>223.502</text:p>
          </table:table-cell>
          <table:table-cell table:formula="of:=SUM([$ra.C40:$ra.ZZ40]) / COUNT([$ra.C40:$ra.ZZ40])" office:value-type="float" office:value="52672.7" calcext:value-type="float">
            <text:p>52672.7</text:p>
          </table:table-cell>
          <table:table-cell table:style-name="ce43" table:formula="of:=[.Q41]&gt;[.R41]" office:value-type="boolean" office:boolean-value="false" calcext:value-type="boolean">
            <text:p>FALSE</text:p>
          </table:table-cell>
          <table:table-cell table:style-name="ce47" table:formula="of:=(1-[.R41]/[.Q41])*100" office:value-type="float" office:value="-23466.9926891035" calcext:value-type="float">
            <text:p>-23466.992689103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291.477" calcext:value-type="float">
            <text:p>291.477</text:p>
          </table:table-cell>
          <table:table-cell table:formula="of:=SUM([$addvec.C40:$addvec.ZZ40]) / COUNT([$addvec.C40:$addvec.ZZ40])" office:value-type="float" office:value="377.777" calcext:value-type="float">
            <text:p>377.777</text:p>
          </table:table-cell>
          <table:table-cell table:style-name="ce48" table:formula="of:=[.X41]&gt;[.Y41]" office:value-type="boolean" office:boolean-value="false" calcext:value-type="boolean">
            <text:p>FALSE</text:p>
          </table:table-cell>
          <table:table-cell table:style-name="ce47" table:formula="of:=(1-[.Y41]/[.X41])*100" office:value-type="float" office:value="-29.6078249741832" calcext:value-type="float">
            <text:p>-29.6078249741832</text:p>
          </table:table-cell>
        </table:table-row>
      </table:table>
      <table:table table:name="fdtd-van" table:style-name="ta1">
        <table:table-column table:style-name="co2" table:number-columns-repeated="3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/>
          <table:table-cell table:style-name="ce17"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883" calcext:value-type="float">
            <text:p>14.388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2256" calcext:value-type="float">
            <text:p>30.225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2.7007" calcext:value-type="float">
            <text:p>42.700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0.8678" calcext:value-type="float">
            <text:p>60.867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6019" calcext:value-type="float">
            <text:p>75.601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0.2135" calcext:value-type="float">
            <text:p>90.2135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205" calcext:value-type="float">
            <text:p>105.20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147" calcext:value-type="float">
            <text:p>118.1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4.904" calcext:value-type="float">
            <text:p>134.90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0.484" calcext:value-type="float">
            <text:p>150.484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069" calcext:value-type="float">
            <text:p>157.06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70.603" calcext:value-type="float">
            <text:p>170.603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83.506" calcext:value-type="float">
            <text:p>183.506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04.383" calcext:value-type="float">
            <text:p>204.383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19.858" calcext:value-type="float">
            <text:p>219.858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24.084" calcext:value-type="float">
            <text:p>224.084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253.508" calcext:value-type="float">
            <text:p>253.508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59.985" calcext:value-type="float">
            <text:p>259.985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77.858" calcext:value-type="float">
            <text:p>277.85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91.477" calcext:value-type="float">
            <text:p>291.477</text:p>
          </table:table-cell>
          <table:table-cell table:number-columns-repeated="4"/>
        </table:table-row>
      </table:table>
      <table:table table:name="nw-van" table:style-name="ta1">
        <table:table-column table:style-name="co2" table:number-columns-repeated="3" table:default-cell-style-name="Default"/>
        <table:table-column table:style-name="co2" table:number-columns-repeated="9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.1721" calcext:value-type="float">
            <text:p>20.172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8.4804" calcext:value-type="float">
            <text:p>38.480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7.5365" calcext:value-type="float">
            <text:p>57.5365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5.8543" calcext:value-type="float">
            <text:p>75.8543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3.2332" calcext:value-type="float">
            <text:p>93.2332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611" calcext:value-type="float">
            <text:p>115.611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3.816" calcext:value-type="float">
            <text:p>123.816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889" calcext:value-type="float">
            <text:p>143.889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022" calcext:value-type="float">
            <text:p>156.02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5.536" calcext:value-type="float">
            <text:p>175.536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008" calcext:value-type="float">
            <text:p>189.008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8.947" calcext:value-type="float">
            <text:p>208.947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26.171" calcext:value-type="float">
            <text:p>226.171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6.306" calcext:value-type="float">
            <text:p>246.306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56.293" calcext:value-type="float">
            <text:p>256.293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774" calcext:value-type="float">
            <text:p>274.774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645" calcext:value-type="float">
            <text:p>289.645</text:p>
          </table:table-cell>
          <table:table-cell table:number-columns-repeated="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04.772" calcext:value-type="float">
            <text:p>304.772</text:p>
          </table:table-cell>
          <table:table-cell table:number-columns-repeated="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20.261" calcext:value-type="float">
            <text:p>320.261</text:p>
          </table:table-cell>
          <table:table-cell table:style-name="Default"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34.622" calcext:value-type="float">
            <text:p>334.622</text:p>
          </table:table-cell>
          <table:table-cell table:style-name="Default" table:number-columns-repeated="9"/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table:number-columns-repeated="6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5195" calcext:value-type="float">
            <text:p>11.5195</text:p>
          </table:table-cell>
          <table:table-cell table:style-name="ce17" table:number-columns-repeated="5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.1783" calcext:value-type="float">
            <text:p>22.1783</text:p>
          </table:table-cell>
          <table:table-cell table:style-name="ce17" table:number-columns-repeated="5"/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1112" calcext:value-type="float">
            <text:p>33.1112</text:p>
          </table:table-cell>
          <table:table-cell table:style-name="ce17" table:number-columns-repeated="5"/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4.1674" calcext:value-type="float">
            <text:p>44.1674</text:p>
          </table:table-cell>
          <table:table-cell table:style-name="ce17" table:number-columns-repeated="5"/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47" calcext:value-type="float">
            <text:p>55.4347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5.5002" calcext:value-type="float">
            <text:p>65.5002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4.1059" calcext:value-type="float">
            <text:p>74.1059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3.6587" calcext:value-type="float">
            <text:p>83.6587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4.3918" calcext:value-type="float">
            <text:p>94.391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11.027" calcext:value-type="float">
            <text:p>111.027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405" calcext:value-type="float">
            <text:p>133.405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32.996" calcext:value-type="float">
            <text:p>132.996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35.577" calcext:value-type="float">
            <text:p>135.577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522" calcext:value-type="float">
            <text:p>145.522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423" calcext:value-type="float">
            <text:p>167.423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742" calcext:value-type="float">
            <text:p>166.742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.969" calcext:value-type="float">
            <text:p>176.969</text:p>
          </table:table-cell>
          <table:table-cell table:number-columns-repeated="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671" calcext:value-type="float">
            <text:p>190.671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10.882" calcext:value-type="float">
            <text:p>210.882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23.502" calcext:value-type="float">
            <text:p>223.502</text:p>
          </table:table-cell>
          <table:table-cell table:number-columns-repeated="9"/>
        </table:table-row>
      </table:table>
      <table:table table:name="addvec-van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883" calcext:value-type="float">
            <text:p>14.38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2256" calcext:value-type="float">
            <text:p>30.22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2.7007" calcext:value-type="float">
            <text:p>42.70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0.8678" calcext:value-type="float">
            <text:p>60.86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6019" calcext:value-type="float">
            <text:p>75.60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0.2135" calcext:value-type="float">
            <text:p>90.21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205" calcext:value-type="float">
            <text:p>105.2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147" calcext:value-type="float">
            <text:p>118.1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4.904" calcext:value-type="float">
            <text:p>134.9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0.484" calcext:value-type="float">
            <text:p>150.4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069" calcext:value-type="float">
            <text:p>157.0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70.603" calcext:value-type="float">
            <text:p>170.60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83.506" calcext:value-type="float">
            <text:p>183.5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04.383" calcext:value-type="float">
            <text:p>204.3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19.858" calcext:value-type="float">
            <text:p>219.8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24.084" calcext:value-type="float">
            <text:p>224.08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253.508" calcext:value-type="float">
            <text:p>253.5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59.985" calcext:value-type="float">
            <text:p>259.98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77.858" calcext:value-type="float">
            <text:p>277.8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91.477" calcext:value-type="float">
            <text:p>291.477</text:p>
          </table:table-cell>
        </table:table-row>
      </table:table>
      <table:table table:name="fdtd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.9959" calcext:value-type="float">
            <text:p>15.99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0721" calcext:value-type="float">
            <text:p>30.0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4.8402" calcext:value-type="float">
            <text:p>44.8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0.9632" calcext:value-type="float">
            <text:p>60.9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8.5769" calcext:value-type="float">
            <text:p>88.57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9.882" calcext:value-type="float">
            <text:p>99.8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4.543" calcext:value-type="float">
            <text:p>114.5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897" calcext:value-type="float">
            <text:p>133.89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4.403" calcext:value-type="float">
            <text:p>144.40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2.057" calcext:value-type="float">
            <text:p>172.0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7" calcext:value-type="float">
            <text:p>198.1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616" calcext:value-type="float">
            <text:p>218.6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17" calcext:value-type="float">
            <text:p>243.3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7.444" calcext:value-type="float">
            <text:p>267.4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6.422" calcext:value-type="float">
            <text:p>286.42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30.381" calcext:value-type="float">
            <text:p>330.3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41.642" calcext:value-type="float">
            <text:p>341.6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47.99" calcext:value-type="float">
            <text:p>347.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7.777" calcext:value-type="float">
            <text:p>377.777</text:p>
          </table:table-cell>
        </table:table-row>
      </table:table>
      <table:table table:name="nw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.2809" calcext:value-type="float">
            <text:p>21.28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4927" calcext:value-type="float">
            <text:p>41.49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6.271" calcext:value-type="float">
            <text:p>76.2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2.6837" calcext:value-type="float">
            <text:p>92.68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1.416" calcext:value-type="float">
            <text:p>111.4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501" calcext:value-type="float">
            <text:p>133.5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9.825" calcext:value-type="float">
            <text:p>149.8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0.765" calcext:value-type="float">
            <text:p>160.76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66.665" calcext:value-type="float">
            <text:p>366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659.11" calcext:value-type="float">
            <text:p>5659.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391.8" calcext:value-type="float">
            <text:p>20391.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3651.6" calcext:value-type="float">
            <text:p>33651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47252.3" calcext:value-type="float">
            <text:p>4725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9565.5" calcext:value-type="float">
            <text:p>99565.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0286" calcext:value-type="float">
            <text:p>1302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2494" calcext:value-type="float">
            <text:p>1624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294" calcext:value-type="float">
            <text:p>1912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1164" calcext:value-type="float">
            <text:p>2211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1455" calcext:value-type="float">
            <text:p>251455</text:p>
          </table:table-cell>
        </table:table-row>
      </table:table>
      <table:table table:name="ra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581" calcext:value-type="float">
            <text:p>11.5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2.7729" calcext:value-type="float">
            <text:p>22.77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1.103" calcext:value-type="float">
            <text:p>31.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4.2644" calcext:value-type="float">
            <text:p>44.2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169" calcext:value-type="float">
            <text:p>54.41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2.4271" calcext:value-type="float">
            <text:p>62.427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6.328" calcext:value-type="float">
            <text:p>76.3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.003" calcext:value-type="float">
            <text:p>90.0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279" calcext:value-type="float">
            <text:p>100.2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8.503" calcext:value-type="float">
            <text:p>158.50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88.225" calcext:value-type="float">
            <text:p>288.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65.545" calcext:value-type="float">
            <text:p>365.5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0.203" calcext:value-type="float">
            <text:p>680.2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86.22" calcext:value-type="float">
            <text:p>1386.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357.7" calcext:value-type="float">
            <text:p>11357.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93.5" calcext:value-type="float">
            <text:p>42793.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481.5" calcext:value-type="float">
            <text:p>43481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563.2" calcext:value-type="float">
            <text:p>45563.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769.7" calcext:value-type="float">
            <text:p>48769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72.7" calcext:value-type="float">
            <text:p>52672.7</text:p>
          </table:table-cell>
        </table:table-row>
      </table:table>
      <table:table table:name="addvec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.9959" calcext:value-type="float">
            <text:p>15.99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0.0721" calcext:value-type="float">
            <text:p>30.0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4.8402" calcext:value-type="float">
            <text:p>44.8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0.9632" calcext:value-type="float">
            <text:p>60.9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8.5769" calcext:value-type="float">
            <text:p>88.57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9.882" calcext:value-type="float">
            <text:p>99.8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4.543" calcext:value-type="float">
            <text:p>114.5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3.897" calcext:value-type="float">
            <text:p>133.89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4.403" calcext:value-type="float">
            <text:p>144.40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2.057" calcext:value-type="float">
            <text:p>172.0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8.177" calcext:value-type="float">
            <text:p>198.1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616" calcext:value-type="float">
            <text:p>218.6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17" calcext:value-type="float">
            <text:p>243.3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7.444" calcext:value-type="float">
            <text:p>267.4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6.422" calcext:value-type="float">
            <text:p>286.42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30.381" calcext:value-type="float">
            <text:p>330.3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41.642" calcext:value-type="float">
            <text:p>341.6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47.99" calcext:value-type="float">
            <text:p>347.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7.777" calcext:value-type="float">
            <text:p>377.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8:18:00.433402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6:34:13.769626085</meta:creation-date>
    <meta:generator>LibreOffice/6.4.4.2$Linux_X86_64 LibreOffice_project/40$Build-2</meta:generator>
    <dc:date>2020-08-20T18:20:12.334047871</dc:date>
    <meta:editing-duration>PT43M18S</meta:editing-duration>
    <meta:editing-cycles>80</meta:editing-cycles>
    <meta:document-statistic meta:table-count="9" meta:cell-count="1784" meta:object-count="0"/>
  </office:meta>
</office:document-meta>
</file>